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nsform_data" table:style-name="ta1">
        <table:shapes>
          <draw:frame draw:z-index="0" draw:style-name="gr1" draw:text-style-name="P1" svg:width="159.99mm" svg:height="89.99mm" svg:x="230.3mm" svg:y="3.93mm">
            <loext:p draw:notify-on-update-of-ranges="transform_data.D1:transform_data.D9 transform_data.I1:transform_data.I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0.62mm" svg:y="102mm">
            <loext:p draw:notify-on-update-of-ranges="transform_data.E26:transform_data.E33 transform_data.I26:transform_data.I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8.97mm" svg:y="215.42mm">
            <loext:p draw:notify-on-update-of-ranges="transform_data.E65:transform_data.E74 transform_data.D65:transform_data.D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-0.0946733358548383" calcext:value-type="float">
            <text:p>-0.0946733359</text:p>
          </table:table-cell>
          <table:table-cell office:value-type="float" office:value="-0.0571947580422858" calcext:value-type="float">
            <text:p>-0.057194758</text:p>
          </table:table-cell>
          <table:table-cell office:value-type="float" office:value="0.439235383219532" calcext:value-type="float">
            <text:p>0.4392353832</text:p>
          </table:table-cell>
          <table:table-cell table:style-name="ce3" office:value-type="float" office:value="0.388856471385677" calcext:value-type="float">
            <text:p>0.3888564714</text:p>
          </table:table-cell>
          <table:table-cell office:value-type="float" office:value="-0.0215202187745985" calcext:value-type="float">
            <text:p>-0.0215202188</text:p>
          </table:table-cell>
          <table:table-cell office:value-type="float" office:value="-0.00573858091975168" calcext:value-type="float">
            <text:p>-0.0057385809</text:p>
          </table:table-cell>
          <table:table-cell office:value-type="float" office:value="0.275033950805664" calcext:value-type="float">
            <text:p>0.2750339508</text:p>
          </table:table-cell>
          <table:table-cell/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-0.0438418341895805" calcext:value-type="float">
            <text:p>-0.0438418342</text:p>
          </table:table-cell>
          <table:table-cell office:value-type="float" office:value="0.370114200025754" calcext:value-type="float">
            <text:p>0.3701142</text:p>
          </table:table-cell>
          <table:table-cell office:value-type="float" office:value="0.68150862423203" calcext:value-type="float">
            <text:p>0.6815086242</text:p>
          </table:table-cell>
          <table:table-cell table:style-name="ce3" office:value-type="float" office:value="0.40883674572043" calcext:value-type="float">
            <text:p>0.4088367457</text:p>
          </table:table-cell>
          <table:table-cell office:value-type="float" office:value="-0.0205830686317128" calcext:value-type="float">
            <text:p>-0.0205830686</text:p>
          </table:table-cell>
          <table:table-cell office:value-type="float" office:value="-0.00548196681274693" calcext:value-type="float">
            <text:p>-0.0054819668</text:p>
          </table:table-cell>
          <table:table-cell office:value-type="float" office:value="0.312475919723511" calcext:value-type="float">
            <text:p>0.3124759197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0291800044848473" calcext:value-type="float">
            <text:p>-0.0291800045</text:p>
          </table:table-cell>
          <table:table-cell office:value-type="float" office:value="-0.425464341651505" calcext:value-type="float">
            <text:p>-0.4254643417</text:p>
          </table:table-cell>
          <table:table-cell office:value-type="float" office:value="-0.0116656336962978" calcext:value-type="float">
            <text:p>-0.0116656337</text:p>
          </table:table-cell>
          <table:table-cell table:style-name="ce3" office:value-type="float" office:value="0.428196078792246" calcext:value-type="float">
            <text:p>0.4281960788</text:p>
          </table:table-cell>
          <table:table-cell office:value-type="float" office:value="-0.0203931270363071" calcext:value-type="float">
            <text:p>-0.020393127</text:p>
          </table:table-cell>
          <table:table-cell office:value-type="float" office:value="-0.00484809024777791" calcext:value-type="float">
            <text:p>-0.0048480902</text:p>
          </table:table-cell>
          <table:table-cell office:value-type="float" office:value="0.307529926300049" calcext:value-type="float">
            <text:p>0.3075299263</text:p>
          </table:table-cell>
          <table:table-cell/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-0.552415165265832" calcext:value-type="float">
            <text:p>-0.5524151653</text:p>
          </table:table-cell>
          <table:table-cell office:value-type="float" office:value="0.921024222766757" calcext:value-type="float">
            <text:p>0.9210242228</text:p>
          </table:table-cell>
          <table:table-cell office:value-type="float" office:value="-0.204835033737884" calcext:value-type="float">
            <text:p>-0.2048350337</text:p>
          </table:table-cell>
          <table:table-cell table:style-name="ce3" office:value-type="float" office:value="0.448363177573241" calcext:value-type="float">
            <text:p>0.4483631776</text:p>
          </table:table-cell>
          <table:table-cell office:value-type="float" office:value="-0.0200729864832497" calcext:value-type="float">
            <text:p>-0.0200729865</text:p>
          </table:table-cell>
          <table:table-cell office:value-type="float" office:value="-0.00429642971343356" calcext:value-type="float">
            <text:p>-0.0042964297</text:p>
          </table:table-cell>
          <table:table-cell office:value-type="float" office:value="0.286509037017822" calcext:value-type="float">
            <text:p>0.286509037</text:p>
          </table:table-cell>
          <table:table-cell/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524237166058233" calcext:value-type="float">
            <text:p>-0.5242371661</text:p>
          </table:table-cell>
          <table:table-cell office:value-type="float" office:value="0.230106543983813" calcext:value-type="float">
            <text:p>0.230106544</text:p>
          </table:table-cell>
          <table:table-cell office:value-type="float" office:value="-0.732232526891923" calcext:value-type="float">
            <text:p>-0.7322325269</text:p>
          </table:table-cell>
          <table:table-cell table:style-name="ce3" office:value-type="float" office:value="0.468199444283328" calcext:value-type="float">
            <text:p>0.4681994443</text:p>
          </table:table-cell>
          <table:table-cell office:value-type="float" office:value="-0.0197997683983859" calcext:value-type="float">
            <text:p>-0.0197997684</text:p>
          </table:table-cell>
          <table:table-cell office:value-type="float" office:value="-0.00373048558732923" calcext:value-type="float">
            <text:p>-0.0037304856</text:p>
          </table:table-cell>
          <table:table-cell office:value-type="float" office:value="0.292043924331665" calcext:value-type="float">
            <text:p>0.2920439243</text:p>
          </table:table-cell>
          <table:table-cell/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-0.206855992879482" calcext:value-type="float">
            <text:p>-0.2068559929</text:p>
          </table:table-cell>
          <table:table-cell office:value-type="float" office:value="0.0919498519512947" calcext:value-type="float">
            <text:p>0.091949852</text:p>
          </table:table-cell>
          <table:table-cell office:value-type="float" office:value="0.0933197998034435" calcext:value-type="float">
            <text:p>0.0933197998</text:p>
          </table:table-cell>
          <table:table-cell table:style-name="ce3" office:value-type="float" office:value="0.489993075252797" calcext:value-type="float">
            <text:p>0.4899930753</text:p>
          </table:table-cell>
          <table:table-cell office:value-type="float" office:value="-0.0192374059365275" calcext:value-type="float">
            <text:p>-0.0192374059</text:p>
          </table:table-cell>
          <table:table-cell office:value-type="float" office:value="-0.00357590124848914" calcext:value-type="float">
            <text:p>-0.0035759012</text:p>
          </table:table-cell>
          <table:table-cell office:value-type="float" office:value="0.255702972412109" calcext:value-type="float">
            <text:p>0.2557029724</text:p>
          </table:table-cell>
          <table:table-cell/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1.00070376459269" calcext:value-type="float">
            <text:p>-1.0007037646</text:p>
          </table:table-cell>
          <table:table-cell office:value-type="float" office:value="0.403048692349924" calcext:value-type="float">
            <text:p>0.4030486923</text:p>
          </table:table-cell>
          <table:table-cell office:value-type="float" office:value="-1.44344147207703" calcext:value-type="float">
            <text:p>-1.4434414721</text:p>
          </table:table-cell>
          <table:table-cell table:style-name="ce3" office:value-type="float" office:value="0.508570948909957" calcext:value-type="float">
            <text:p>0.5085709489</text:p>
          </table:table-cell>
          <table:table-cell office:value-type="float" office:value="-0.0192676034199158" calcext:value-type="float">
            <text:p>-0.0192676034</text:p>
          </table:table-cell>
          <table:table-cell office:value-type="float" office:value="-0.00229654808536417" calcext:value-type="float">
            <text:p>-0.0022965481</text:p>
          </table:table-cell>
          <table:table-cell office:value-type="float" office:value="0.269836902618408" calcext:value-type="float">
            <text:p>0.2698369026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0.889552380535294" calcext:value-type="float">
            <text:p>-0.8895523805</text:p>
          </table:table-cell>
          <table:table-cell office:value-type="float" office:value="0.522987193231884" calcext:value-type="float">
            <text:p>0.5229871932</text:p>
          </table:table-cell>
          <table:table-cell office:value-type="float" office:value="-0.873930542585867" calcext:value-type="float">
            <text:p>-0.8739305426</text:p>
          </table:table-cell>
          <table:table-cell table:style-name="ce3" office:value-type="float" office:value="0.528529576794713" calcext:value-type="float">
            <text:p>0.5285295768</text:p>
          </table:table-cell>
          <table:table-cell office:value-type="float" office:value="-0.0183903029560813" calcext:value-type="float">
            <text:p>-0.018390303</text:p>
          </table:table-cell>
          <table:table-cell office:value-type="float" office:value="-0.00248099963465273" calcext:value-type="float">
            <text:p>-0.0024809996</text:p>
          </table:table-cell>
          <table:table-cell office:value-type="float" office:value="0.299622058868408" calcext:value-type="float">
            <text:p>0.2996220589</text:p>
          </table:table-cell>
          <table:table-cell/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883958837544106" calcext:value-type="float">
            <text:p>-0.8839588375</text:p>
          </table:table-cell>
          <table:table-cell office:value-type="float" office:value="1.26507861864699" calcext:value-type="float">
            <text:p>1.2650786186</text:p>
          </table:table-cell>
          <table:table-cell office:value-type="float" office:value="-0.204054288730458" calcext:value-type="float">
            <text:p>-0.2040542887</text:p>
          </table:table-cell>
          <table:table-cell table:style-name="ce3" office:value-type="float" office:value="0.549696084464472" calcext:value-type="float">
            <text:p>0.5496960845</text:p>
          </table:table-cell>
          <table:table-cell office:value-type="float" office:value="-0.0184992167875046" calcext:value-type="float">
            <text:p>-0.0184992168</text:p>
          </table:table-cell>
          <table:table-cell office:value-type="float" office:value="-0.00153784294949415" calcext:value-type="float">
            <text:p>-0.0015378429</text:p>
          </table:table-cell>
          <table:table-cell office:value-type="float" office:value="0.238722085952759" calcext:value-type="float">
            <text:p>0.238722086</text:p>
          </table:table-cell>
          <table:table-cell/>
          <table:table-cell office:value-type="float" office:value="0.54" calcext:value-type="float">
            <text:p>0.5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absolute error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]-[.I1]" office:value-type="float" office:value="0.00885647138567702" calcext:value-type="float">
            <text:p>0.0088564714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2]-[.I2]" office:value-type="float" office:value="0.00883674572042997" calcext:value-type="float">
            <text:p>0.008836745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3]-[.I3]" office:value-type="float" office:value="0.00819607879224604" calcext:value-type="float">
            <text:p>0.008196078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4]-[.I4]" office:value-type="float" office:value="0.00836317757324101" calcext:value-type="float">
            <text:p>0.0083631776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5]-[.I5]" office:value-type="float" office:value="0.00819944428332803" calcext:value-type="float">
            <text:p>0.008199444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6]-[.I6]" office:value-type="float" office:value="0.00999307525279708" calcext:value-type="float">
            <text:p>0.009993075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7]-[.I7]" office:value-type="float" office:value="0.00857094890995702" calcext:value-type="float">
            <text:p>0.0085709489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8]-[.I8]" office:value-type="float" office:value="0.008529576794713" calcext:value-type="float">
            <text:p>0.008529576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9]-[.I9]" office:value-type="float" office:value="0.00969608446447201" calcext:value-type="float">
            <text:p>0.009696084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mean</text:p>
          </table:table-cell>
          <table:table-cell table:style-name="ce4" table:formula="of:=AVERAGE([.E12:.E20])" office:value-type="float" office:value="0.00880462257520663" calcext:value-type="float">
            <text:p>0.0088046226</text:p>
          </table:table-cell>
          <table:table-cell/>
          <table:table-cell office:value-type="string" calcext:value-type="string">
            <text:p>8 milimeters error, pretty good valu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STD</text:p>
          </table:table-cell>
          <table:table-cell table:style-name="ce4" table:formula="of:=STDEV([.E12:.E20])" office:value-type="float" office:value="0.000639583635675441" calcext:value-type="float">
            <text:p>0.0006395836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0.108358168852069" calcext:value-type="float">
            <text:p>0.1083581689</text:p>
          </table:table-cell>
          <table:table-cell office:value-type="float" office:value="-0.542369854454453" calcext:value-type="float">
            <text:p>-0.5423698545</text:p>
          </table:table-cell>
          <table:table-cell office:value-type="float" office:value="0.55362404535475" calcext:value-type="float">
            <text:p>0.5536240454</text:p>
          </table:table-cell>
          <table:table-cell office:value-type="float" office:value="0.389318446804626" calcext:value-type="float">
            <text:p>0.3893184468</text:p>
          </table:table-cell>
          <table:table-cell table:style-name="ce3" office:value-type="float" office:value="0.0000976770876352183" calcext:value-type="float">
            <text:p>9.76770876352183E-05</text:p>
          </table:table-cell>
          <table:table-cell office:value-type="float" office:value="-0.00588030564295201" calcext:value-type="float">
            <text:p>-0.0058803056</text:p>
          </table:table-cell>
          <table:table-cell office:value-type="float" office:value="0.301512002944946" calcext:value-type="float">
            <text:p>0.30151200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5402188558775" calcext:value-type="float">
            <text:p>0.0955402189</text:p>
          </table:table-cell>
          <table:table-cell office:value-type="float" office:value="0.18592225608388" calcext:value-type="float">
            <text:p>0.1859222561</text:p>
          </table:table-cell>
          <table:table-cell office:value-type="float" office:value="1.60936612098488" calcext:value-type="float">
            <text:p>1.609366121</text:p>
          </table:table-cell>
          <table:table-cell office:value-type="float" office:value="0.390648199898311" calcext:value-type="float">
            <text:p>0.3906481999</text:p>
          </table:table-cell>
          <table:table-cell table:style-name="ce3" office:value-type="float" office:value="0.0202406660832482" calcext:value-type="float">
            <text:p>0.0202406661</text:p>
          </table:table-cell>
          <table:table-cell office:value-type="float" office:value="-0.00653004534987621" calcext:value-type="float">
            <text:p>-0.0065300453</text:p>
          </table:table-cell>
          <table:table-cell office:value-type="float" office:value="0.319259881973267" calcext:value-type="float">
            <text:p>0.319259882</text:p>
          </table:table-cell>
          <table:table-cell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0.688815720393251" calcext:value-type="float">
            <text:p>-0.6888157204</text:p>
          </table:table-cell>
          <table:table-cell office:value-type="float" office:value="-0.0136578033011751" calcext:value-type="float">
            <text:p>-0.0136578033</text:p>
          </table:table-cell>
          <table:table-cell office:value-type="float" office:value="1.7437694981447" calcext:value-type="float">
            <text:p>1.7437694981</text:p>
          </table:table-cell>
          <table:table-cell office:value-type="float" office:value="0.390563050008665" calcext:value-type="float">
            <text:p>0.39056305</text:p>
          </table:table-cell>
          <table:table-cell table:style-name="ce3" office:value-type="float" office:value="0.0400278567201648" calcext:value-type="float">
            <text:p>0.0400278567</text:p>
          </table:table-cell>
          <table:table-cell office:value-type="float" office:value="-0.00564271719408622" calcext:value-type="float">
            <text:p>-0.0056427172</text:p>
          </table:table-cell>
          <table:table-cell office:value-type="float" office:value="0.262059926986694" calcext:value-type="float">
            <text:p>0.262059927</text:p>
          </table:table-cell>
          <table:table-cell/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1.88792286209299" calcext:value-type="float">
            <text:p>-1.8879228621</text:p>
          </table:table-cell>
          <table:table-cell office:value-type="float" office:value="0.411600010309131" calcext:value-type="float">
            <text:p>0.4116000103</text:p>
          </table:table-cell>
          <table:table-cell office:value-type="float" office:value="2.11983459797662" calcext:value-type="float">
            <text:p>2.119834598</text:p>
          </table:table-cell>
          <table:table-cell office:value-type="float" office:value="0.389449914337611" calcext:value-type="float">
            <text:p>0.3894499143</text:p>
          </table:table-cell>
          <table:table-cell table:style-name="ce3" office:value-type="float" office:value="0.0608312825860774" calcext:value-type="float">
            <text:p>0.0608312826</text:p>
          </table:table-cell>
          <table:table-cell office:value-type="float" office:value="-0.00434905267415989" calcext:value-type="float">
            <text:p>-0.0043490527</text:p>
          </table:table-cell>
          <table:table-cell office:value-type="float" office:value="0.298819065093994" calcext:value-type="float">
            <text:p>0.2988190651</text:p>
          </table:table-cell>
          <table:table-cell/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-2.44208102621874" calcext:value-type="float">
            <text:p>-2.4420810262</text:p>
          </table:table-cell>
          <table:table-cell office:value-type="float" office:value="0.0943867091827161" calcext:value-type="float">
            <text:p>0.0943867092</text:p>
          </table:table-cell>
          <table:table-cell office:value-type="float" office:value="1.26826586958417" calcext:value-type="float">
            <text:p>1.2682658696</text:p>
          </table:table-cell>
          <table:table-cell office:value-type="float" office:value="0.38890545238709" calcext:value-type="float">
            <text:p>0.3889054524</text:p>
          </table:table-cell>
          <table:table-cell table:style-name="ce3" office:value-type="float" office:value="0.0810071247165489" calcext:value-type="float">
            <text:p>0.0810071247</text:p>
          </table:table-cell>
          <table:table-cell office:value-type="float" office:value="-0.00286894902045192" calcext:value-type="float">
            <text:p>-0.002868949</text:p>
          </table:table-cell>
          <table:table-cell office:value-type="float" office:value="0.330589056015015" calcext:value-type="float">
            <text:p>0.330589056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57347361536657" calcext:value-type="float">
            <text:p>-1.5734736154</text:p>
          </table:table-cell>
          <table:table-cell office:value-type="float" office:value="0.858886539184925" calcext:value-type="float">
            <text:p>0.8588865392</text:p>
          </table:table-cell>
          <table:table-cell office:value-type="float" office:value="0.713932978279283" calcext:value-type="float">
            <text:p>0.7139329783</text:p>
          </table:table-cell>
          <table:table-cell office:value-type="float" office:value="0.387123048162113" calcext:value-type="float">
            <text:p>0.3871230482</text:p>
          </table:table-cell>
          <table:table-cell table:style-name="ce3" office:value-type="float" office:value="0.100541829031456" calcext:value-type="float">
            <text:p>0.100541829</text:p>
          </table:table-cell>
          <table:table-cell office:value-type="float" office:value="-0.00364085343716448" calcext:value-type="float">
            <text:p>-0.0036408534</text:p>
          </table:table-cell>
          <table:table-cell office:value-type="float" office:value="0.251139879226685" calcext:value-type="float">
            <text:p>0.2511398792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1.31054456380936" calcext:value-type="float">
            <text:p>-1.3105445638</text:p>
          </table:table-cell>
          <table:table-cell office:value-type="float" office:value="2.14281958983887" calcext:value-type="float">
            <text:p>2.1428195898</text:p>
          </table:table-cell>
          <table:table-cell office:value-type="float" office:value="0.983100769367996" calcext:value-type="float">
            <text:p>0.9831007694</text:p>
          </table:table-cell>
          <table:table-cell office:value-type="float" office:value="0.387216416278273" calcext:value-type="float">
            <text:p>0.3872164163</text:p>
          </table:table-cell>
          <table:table-cell table:style-name="ce3" office:value-type="float" office:value="0.121302278875114" calcext:value-type="float">
            <text:p>0.1213022789</text:p>
          </table:table-cell>
          <table:table-cell office:value-type="float" office:value="-0.00395698455496764" calcext:value-type="float">
            <text:p>-0.0039569846</text:p>
          </table:table-cell>
          <table:table-cell office:value-type="float" office:value="0.235477924346924" calcext:value-type="float">
            <text:p>0.2354779243</text:p>
          </table:table-cell>
          <table:table-cell/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3.51347831689981" calcext:value-type="float">
            <text:p>-3.5134783169</text:p>
          </table:table-cell>
          <table:table-cell office:value-type="float" office:value="2.07348077751967" calcext:value-type="float">
            <text:p>2.0734807775</text:p>
          </table:table-cell>
          <table:table-cell office:value-type="float" office:value="-0.42042793076721" calcext:value-type="float">
            <text:p>-0.4204279308</text:p>
          </table:table-cell>
          <table:table-cell office:value-type="float" office:value="0.38715418956699" calcext:value-type="float">
            <text:p>0.3871541896</text:p>
          </table:table-cell>
          <table:table-cell table:style-name="ce3" office:value-type="float" office:value="0.141141263083025" calcext:value-type="float">
            <text:p>0.1411412631</text:p>
          </table:table-cell>
          <table:table-cell office:value-type="float" office:value="-0.00243210393245432" calcext:value-type="float">
            <text:p>-0.0024321039</text:p>
          </table:table-cell>
          <table:table-cell office:value-type="float" office:value="0.229840993881226" calcext:value-type="float">
            <text:p>0.2298409939</text:p>
          </table:table-cell>
          <table:table-cell/>
          <table:table-cell office:value-type="float" office:value="0.14" calcext:value-type="float">
            <text:p>0.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bsolute error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]-[.I26]" office:value-type="float" office:value="0.0000976770876352183" calcext:value-type="float">
            <text:p>9.76770876352183E-0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]-[.I27]" office:value-type="float" office:value="0.0002406660832482" calcext:value-type="float">
            <text:p>0.000240666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]-[.I28]" office:value-type="float" office:value="0.0000278567201647956" calcext:value-type="float">
            <text:p>2.78567201647956E-0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]-[.I29]" office:value-type="float" office:value="0.000831282586077398" calcext:value-type="float">
            <text:p>0.0008312826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]-[.I30]" office:value-type="float" office:value="0.0010071247165489" calcext:value-type="float">
            <text:p>0.001007124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]-[.I31]" office:value-type="float" office:value="0.000541829031455998" calcext:value-type="float">
            <text:p>0.000541829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]-[.I32]" office:value-type="float" office:value="0.00130227887511401" calcext:value-type="float">
            <text:p>0.0013022789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]-[.I33]" office:value-type="float" office:value="0.00114126308302501" calcext:value-type="float">
            <text:p>0.001141263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4" office:value-type="string" calcext:value-type="string">
            <text:p>mean</text:p>
          </table:table-cell>
          <table:table-cell table:style-name="ce4" table:formula="of:=AVERAGE([.E36:.E43])" office:value-type="float" office:value="0.000648747272908633" calcext:value-type="float">
            <text:p>0.0006487473</text:p>
          </table:table-cell>
          <table:table-cell/>
          <table:table-cell office:value-type="string" calcext:value-type="string">
            <text:p>Less thatn 1 milimiter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STD</text:p>
          </table:table-cell>
          <table:table-cell table:style-name="ce4" table:formula="of:=STDEV([.E36:.E43])" office:value-type="float" office:value="0.000492598663975557" calcext:value-type="float">
            <text:p>0.0004925987</text:p>
          </table:table-cell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float" office:value="-1.07544526406545" calcext:value-type="float">
            <text:p>-1.0754452641</text:p>
          </table:table-cell>
          <table:table-cell office:value-type="float" office:value="0.417373650195208" calcext:value-type="float">
            <text:p>0.4173736502</text:p>
          </table:table-cell>
          <table:table-cell table:style-name="ce2" office:value-type="float" office:value="1.7363670892979" calcext:value-type="float">
            <text:p>1.7363670893</text:p>
          </table:table-cell>
          <table:table-cell office:value-type="float" office:value="0.388123039294285" calcext:value-type="float">
            <text:p>0.3881230393</text:p>
          </table:table-cell>
          <table:table-cell office:value-type="float" office:value="0.0498980971325442" calcext:value-type="float">
            <text:p>0.0498980971</text:p>
          </table:table-cell>
          <table:table-cell office:value-type="float" office:value="-0.00451467378495306" calcext:value-type="float">
            <text:p>-0.0045146738</text:p>
          </table:table-cell>
          <table:table-cell office:value-type="float" office:value="0.326118946075439" calcext:value-type="float">
            <text:p>0.3261189461</text:p>
          </table:table-cell>
          <table:table-cell table:number-columns-repeated="2"/>
        </table:table-row>
        <table:table-row table:style-name="ro1">
          <table:table-cell office:value-type="float" office:value="0.619369037736515" calcext:value-type="float">
            <text:p>0.6193690377</text:p>
          </table:table-cell>
          <table:table-cell office:value-type="float" office:value="0.927863953176073" calcext:value-type="float">
            <text:p>0.9278639532</text:p>
          </table:table-cell>
          <table:table-cell table:style-name="ce2" office:value-type="float" office:value="-2.70981117491497" calcext:value-type="float">
            <text:p>-2.7098111749</text:p>
          </table:table-cell>
          <table:table-cell office:value-type="float" office:value="0.396838723319007" calcext:value-type="float">
            <text:p>0.3968387233</text:p>
          </table:table-cell>
          <table:table-cell office:value-type="float" office:value="0.0464147656943505" calcext:value-type="float">
            <text:p>0.0464147657</text:p>
          </table:table-cell>
          <table:table-cell office:value-type="float" office:value="-0.00619314819777048" calcext:value-type="float">
            <text:p>-0.0061931482</text:p>
          </table:table-cell>
          <table:table-cell office:value-type="float" office:value="0.355627059936523" calcext:value-type="float">
            <text:p>0.3556270599</text:p>
          </table:table-cell>
          <table:table-cell table:number-columns-repeated="2"/>
        </table:table-row>
        <table:table-row table:style-name="ro1">
          <table:table-cell office:value-type="float" office:value="-2.85662241913714" calcext:value-type="float">
            <text:p>-2.8566224191</text:p>
          </table:table-cell>
          <table:table-cell office:value-type="float" office:value="0.788619414553396" calcext:value-type="float">
            <text:p>0.7886194146</text:p>
          </table:table-cell>
          <table:table-cell table:style-name="ce2" office:value-type="float" office:value="-7.2401025426698" calcext:value-type="float">
            <text:p>-7.2401025427</text:p>
          </table:table-cell>
          <table:table-cell office:value-type="float" office:value="0.403396475046574" calcext:value-type="float">
            <text:p>0.403396475</text:p>
          </table:table-cell>
          <table:table-cell office:value-type="float" office:value="0.0436464345679524" calcext:value-type="float">
            <text:p>0.0436464346</text:p>
          </table:table-cell>
          <table:table-cell office:value-type="float" office:value="-0.00288902072986411" calcext:value-type="float">
            <text:p>-0.0028890207</text:p>
          </table:table-cell>
          <table:table-cell office:value-type="float" office:value="0.506975889205933" calcext:value-type="float">
            <text:p>0.5069758892</text:p>
          </table:table-cell>
          <table:table-cell table:number-columns-repeated="2"/>
        </table:table-row>
        <table:table-row table:style-name="ro1">
          <table:table-cell office:value-type="float" office:value="-2.36152880796029" calcext:value-type="float">
            <text:p>-2.361528808</text:p>
          </table:table-cell>
          <table:table-cell office:value-type="float" office:value="0.622100161985521" calcext:value-type="float">
            <text:p>0.622100162</text:p>
          </table:table-cell>
          <table:table-cell table:style-name="ce2" office:value-type="float" office:value="-12.6039198982569" calcext:value-type="float">
            <text:p>-12.6039198983</text:p>
          </table:table-cell>
          <table:table-cell office:value-type="float" office:value="0.410064211642672" calcext:value-type="float">
            <text:p>0.4100642116</text:p>
          </table:table-cell>
          <table:table-cell office:value-type="float" office:value="0.0397050560081746" calcext:value-type="float">
            <text:p>0.039705056</text:p>
          </table:table-cell>
          <table:table-cell office:value-type="float" office:value="-0.00316685477966697" calcext:value-type="float">
            <text:p>-0.0031668548</text:p>
          </table:table-cell>
          <table:table-cell office:value-type="float" office:value="0.309102058410645" calcext:value-type="float">
            <text:p>0.3091020584</text:p>
          </table:table-cell>
          <table:table-cell table:number-columns-repeated="2"/>
        </table:table-row>
        <table:table-row table:style-name="ro1">
          <table:table-cell office:value-type="float" office:value="1.76086138405877" calcext:value-type="float">
            <text:p>1.7608613841</text:p>
          </table:table-cell>
          <table:table-cell office:value-type="float" office:value="0.570466503997833" calcext:value-type="float">
            <text:p>0.570466504</text:p>
          </table:table-cell>
          <table:table-cell table:style-name="ce2" office:value-type="float" office:value="-16.8251880432535" calcext:value-type="float">
            <text:p>-16.8251880433</text:p>
          </table:table-cell>
          <table:table-cell office:value-type="float" office:value="0.417850538460768" calcext:value-type="float">
            <text:p>0.4178505385</text:p>
          </table:table-cell>
          <table:table-cell office:value-type="float" office:value="0.038361500561633" calcext:value-type="float">
            <text:p>0.0383615006</text:p>
          </table:table-cell>
          <table:table-cell office:value-type="float" office:value="-0.00694596956889841" calcext:value-type="float">
            <text:p>-0.0069459696</text:p>
          </table:table-cell>
          <table:table-cell office:value-type="float" office:value="0.355154991149902" calcext:value-type="float">
            <text:p>0.3551549911</text:p>
          </table:table-cell>
          <table:table-cell table:number-columns-repeated="2"/>
        </table:table-row>
        <table:table-row table:style-name="ro1">
          <table:table-cell office:value-type="float" office:value="1.27120751150047" calcext:value-type="float">
            <text:p>1.2712075115</text:p>
          </table:table-cell>
          <table:table-cell office:value-type="float" office:value="1.1799043762164" calcext:value-type="float">
            <text:p>1.1799043762</text:p>
          </table:table-cell>
          <table:table-cell table:style-name="ce2" office:value-type="float" office:value="-22.2529116889521" calcext:value-type="float">
            <text:p>-22.252911689</text:p>
          </table:table-cell>
          <table:table-cell office:value-type="float" office:value="0.423748495642902" calcext:value-type="float">
            <text:p>0.4237484956</text:p>
          </table:table-cell>
          <table:table-cell office:value-type="float" office:value="0.0342432851934294" calcext:value-type="float">
            <text:p>0.0342432852</text:p>
          </table:table-cell>
          <table:table-cell office:value-type="float" office:value="-0.0064256204622193" calcext:value-type="float">
            <text:p>-0.0064256205</text:p>
          </table:table-cell>
          <table:table-cell office:value-type="float" office:value="0.342344999313354" calcext:value-type="float">
            <text:p>0.3423449993</text:p>
          </table:table-cell>
          <table:table-cell table:number-columns-repeated="2"/>
        </table:table-row>
        <table:table-row table:style-name="ro1">
          <table:table-cell office:value-type="float" office:value="1.05110953921735" calcext:value-type="float">
            <text:p>1.0511095392</text:p>
          </table:table-cell>
          <table:table-cell office:value-type="float" office:value="1.43053024292827" calcext:value-type="float">
            <text:p>1.4305302429</text:p>
          </table:table-cell>
          <table:table-cell table:style-name="ce2" office:value-type="float" office:value="-31.935252736044" calcext:value-type="float">
            <text:p>-31.935252736</text:p>
          </table:table-cell>
          <table:table-cell office:value-type="float" office:value="0.438053254022135" calcext:value-type="float">
            <text:p>0.438053254</text:p>
          </table:table-cell>
          <table:table-cell office:value-type="float" office:value="0.0242856625361918" calcext:value-type="float">
            <text:p>0.0242856625</text:p>
          </table:table-cell>
          <table:table-cell office:value-type="float" office:value="-0.00510609731421542" calcext:value-type="float">
            <text:p>-0.0051060973</text:p>
          </table:table-cell>
          <table:table-cell office:value-type="float" office:value="0.340610027313232" calcext:value-type="float">
            <text:p>0.3406100273</text:p>
          </table:table-cell>
          <table:table-cell table:number-columns-repeated="2"/>
        </table:table-row>
        <table:table-row table:style-name="ro1">
          <table:table-cell office:value-type="float" office:value="-60.3770189412212" calcext:value-type="float">
            <text:p>-60.3770189412</text:p>
          </table:table-cell>
          <table:table-cell office:value-type="float" office:value="-0.837991478503618" calcext:value-type="float">
            <text:p>-0.8379914785</text:p>
          </table:table-cell>
          <table:table-cell table:style-name="ce2" office:value-type="float" office:value="-41.5627544401382" calcext:value-type="float">
            <text:p>-41.5627544401</text:p>
          </table:table-cell>
          <table:table-cell office:value-type="float" office:value="0.444835252888493" calcext:value-type="float">
            <text:p>0.4448352529</text:p>
          </table:table-cell>
          <table:table-cell office:value-type="float" office:value="0.0238849111058255" calcext:value-type="float">
            <text:p>0.0238849111</text:p>
          </table:table-cell>
          <table:table-cell office:value-type="float" office:value="0.0458656173830574" calcext:value-type="float">
            <text:p>0.0458656174</text:p>
          </table:table-cell>
          <table:table-cell office:value-type="float" office:value="0.592606067657471" calcext:value-type="float">
            <text:p>0.5926060677</text:p>
          </table:table-cell>
          <table:table-cell table:number-columns-repeated="2"/>
        </table:table-row>
        <table:table-row table:style-name="ro1">
          <table:table-cell office:value-type="float" office:value="4.56578789964646" calcext:value-type="float">
            <text:p>4.5657878996</text:p>
          </table:table-cell>
          <table:table-cell office:value-type="float" office:value="0.918215199216279" calcext:value-type="float">
            <text:p>0.9182151992</text:p>
          </table:table-cell>
          <table:table-cell table:style-name="ce2" office:value-type="float" office:value="-41.6149882439905" calcext:value-type="float">
            <text:p>-41.614988244</text:p>
          </table:table-cell>
          <table:table-cell office:value-type="float" office:value="0.450758048903055" calcext:value-type="float">
            <text:p>0.4507580489</text:p>
          </table:table-cell>
          <table:table-cell office:value-type="float" office:value="0.0125349637440885" calcext:value-type="float">
            <text:p>0.0125349637</text:p>
          </table:table-cell>
          <table:table-cell office:value-type="float" office:value="-0.00836703705236116" calcext:value-type="float">
            <text:p>-0.0083670371</text:p>
          </table:table-cell>
          <table:table-cell office:value-type="float" office:value="0.33352780342102" calcext:value-type="float">
            <text:p>0.333527803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estimation</text:p>
          </table:table-cell>
          <table:table-cell/>
          <table:table-cell office:value-type="string" calcext:value-type="string">
            <text:p>absolute error</text:p>
          </table:table-cell>
          <table:table-cell table:number-columns-repeated="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formula="of:=RAND()" office:value-type="float" office:value="0.916106312340616" calcext:value-type="float">
            <text:p>0.916106312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$D$64]-[.C65]" office:value-type="float" office:value="90" calcext:value-type="float">
            <text:p>90</text:p>
          </table:table-cell>
          <table:table-cell table:formula="of:=[.A65]+[.B65]" office:value-type="float" office:value="90.9161063123406" calcext:value-type="float">
            <text:p>90.9161063123</text:p>
          </table:table-cell>
          <table:table-cell/>
          <table:table-cell table:formula="of:=[.E65]-[.D65]" office:value-type="float" office:value="0.916106312340617" calcext:value-type="float">
            <text:p>0.9161063123</text:p>
          </table:table-cell>
          <table:table-cell table:number-columns-repeated="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formula="of:=RAND()" office:value-type="float" office:value="0.819921332966009" calcext:value-type="float">
            <text:p>0.819921333</text:p>
          </table:table-cell>
          <table:table-cell table:style-name="ce1" office:value-type="float" office:value="5.3" calcext:value-type="float">
            <text:p>5.3</text:p>
          </table:table-cell>
          <table:table-cell table:style-name="ce1" table:formula="of:=[.$D$64]-[.C66]" office:value-type="float" office:value="84.7" calcext:value-type="float">
            <text:p>84.7</text:p>
          </table:table-cell>
          <table:table-cell table:formula="of:=[.A66]+[.B66]" office:value-type="float" office:value="85.819921332966" calcext:value-type="float">
            <text:p>85.819921333</text:p>
          </table:table-cell>
          <table:table-cell/>
          <table:table-cell table:formula="of:=[.E66]-[.D66]" office:value-type="float" office:value="1.119921332966" calcext:value-type="float">
            <text:p>1.119921333</text:p>
          </table:table-cell>
          <table:table-cell table:number-columns-repeated="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formula="of:=RAND()" office:value-type="float" office:value="0.0709910251953062" calcext:value-type="float">
            <text:p>0.0709910252</text:p>
          </table:table-cell>
          <table:table-cell table:style-name="ce1" office:value-type="float" office:value="9.9" calcext:value-type="float">
            <text:p>9.9</text:p>
          </table:table-cell>
          <table:table-cell table:style-name="ce1" table:formula="of:=[.$D$64]-[.C67]" office:value-type="float" office:value="80.1" calcext:value-type="float">
            <text:p>80.1</text:p>
          </table:table-cell>
          <table:table-cell table:formula="of:=[.A67]+[.B67]" office:value-type="float" office:value="80.0709910251953" calcext:value-type="float">
            <text:p>80.0709910252</text:p>
          </table:table-cell>
          <table:table-cell/>
          <table:table-cell table:formula="of:=[.E67]-[.D67]" office:value-type="float" office:value="-0.0290089748046825" calcext:value-type="float">
            <text:p>-0.0290089748</text:p>
          </table:table-cell>
          <table:table-cell table:number-columns-repeated="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formula="of:=RAND()" office:value-type="float" office:value="0.52180714299815" calcext:value-type="float">
            <text:p>0.521807143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table:formula="of:=[.$D$64]-[.C68]" office:value-type="float" office:value="74.9" calcext:value-type="float">
            <text:p>74.9</text:p>
          </table:table-cell>
          <table:table-cell table:formula="of:=[.A68]+[.B68]" office:value-type="float" office:value="75.5218071429982" calcext:value-type="float">
            <text:p>75.521807143</text:p>
          </table:table-cell>
          <table:table-cell/>
          <table:table-cell table:formula="of:=[.E68]-[.D68]" office:value-type="float" office:value="0.621807142998151" calcext:value-type="float">
            <text:p>0.621807143</text:p>
          </table:table-cell>
          <table:table-cell table:number-columns-repeated="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formula="of:=RAND()" office:value-type="float" office:value="0.893019436755625" calcext:value-type="float">
            <text:p>0.8930194368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[.$D$64]-[.C69]" office:value-type="float" office:value="70" calcext:value-type="float">
            <text:p>70</text:p>
          </table:table-cell>
          <table:table-cell table:formula="of:=[.A69]+[.B69]" office:value-type="float" office:value="70.8930194367556" calcext:value-type="float">
            <text:p>70.8930194368</text:p>
          </table:table-cell>
          <table:table-cell/>
          <table:table-cell table:formula="of:=[.E69]-[.D69]" office:value-type="float" office:value="0.893019436755623" calcext:value-type="float">
            <text:p>0.8930194368</text:p>
          </table:table-cell>
          <table:table-cell table:number-columns-repeated="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formula="of:=RAND()" office:value-type="float" office:value="0.198547432235217" calcext:value-type="float">
            <text:p>0.1985474322</text:p>
          </table:table-cell>
          <table:table-cell table:style-name="ce1" office:value-type="float" office:value="24.9" calcext:value-type="float">
            <text:p>24.9</text:p>
          </table:table-cell>
          <table:table-cell table:style-name="ce1" table:formula="of:=[.$D$64]-[.C70]" office:value-type="float" office:value="65.1" calcext:value-type="float">
            <text:p>65.1</text:p>
          </table:table-cell>
          <table:table-cell table:formula="of:=[.A70]+[.B70]" office:value-type="float" office:value="65.1985474322352" calcext:value-type="float">
            <text:p>65.1985474322</text:p>
          </table:table-cell>
          <table:table-cell/>
          <table:table-cell table:formula="of:=[.E70]-[.D70]" office:value-type="float" office:value="0.0985474322352218" calcext:value-type="float">
            <text:p>0.0985474322</text:p>
          </table:table-cell>
          <table:table-cell table:number-columns-repeated="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formula="of:=RAND()" office:value-type="float" office:value="0.616427351204426" calcext:value-type="float">
            <text:p>0.6164273512</text:p>
          </table:table-cell>
          <table:table-cell table:style-name="ce1" office:value-type="float" office:value="29.9" calcext:value-type="float">
            <text:p>29.9</text:p>
          </table:table-cell>
          <table:table-cell table:style-name="ce1" table:formula="of:=[.$D$64]-[.C71]" office:value-type="float" office:value="60.1" calcext:value-type="float">
            <text:p>60.1</text:p>
          </table:table-cell>
          <table:table-cell table:formula="of:=[.A71]+[.B71]" office:value-type="float" office:value="60.6164273512044" calcext:value-type="float">
            <text:p>60.6164273512</text:p>
          </table:table-cell>
          <table:table-cell/>
          <table:table-cell table:formula="of:=[.E71]-[.D71]" office:value-type="float" office:value="0.516427351204428" calcext:value-type="float">
            <text:p>0.5164273512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formula="of:=RAND()" office:value-type="float" office:value="0.947270133680825" calcext:value-type="float">
            <text:p>0.9472701337</text:p>
          </table:table-cell>
          <table:table-cell table:style-name="ce1" office:value-type="float" office:value="34.9" calcext:value-type="float">
            <text:p>34.9</text:p>
          </table:table-cell>
          <table:table-cell table:style-name="ce1" table:formula="of:=[.$D$64]-[.C72]" office:value-type="float" office:value="55.1" calcext:value-type="float">
            <text:p>55.1</text:p>
          </table:table-cell>
          <table:table-cell table:formula="of:=[.A72]+[.B72]" office:value-type="float" office:value="55.9472701336808" calcext:value-type="float">
            <text:p>55.9472701337</text:p>
          </table:table-cell>
          <table:table-cell/>
          <table:table-cell table:formula="of:=[.E72]-[.D72]" office:value-type="float" office:value="0.847270133680823" calcext:value-type="float">
            <text:p>0.8472701337</text:p>
          </table:table-cell>
          <table:table-cell table:number-columns-repeated="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formula="of:=RAND()" office:value-type="float" office:value="0.536211708392143" calcext:value-type="float">
            <text:p>0.5362117084</text:p>
          </table:table-cell>
          <table:table-cell table:style-name="ce1" office:value-type="float" office:value="40.3" calcext:value-type="float">
            <text:p>40.3</text:p>
          </table:table-cell>
          <table:table-cell table:style-name="ce1" table:formula="of:=[.$D$64]-[.C73]" office:value-type="float" office:value="49.7" calcext:value-type="float">
            <text:p>49.7</text:p>
          </table:table-cell>
          <table:table-cell table:formula="of:=[.A73]+[.B73]" office:value-type="float" office:value="50.5362117083921" calcext:value-type="float">
            <text:p>50.5362117084</text:p>
          </table:table-cell>
          <table:table-cell/>
          <table:table-cell table:formula="of:=[.E73]-[.D73]" office:value-type="float" office:value="0.836211708392142" calcext:value-type="float">
            <text:p>0.8362117084</text:p>
          </table:table-cell>
          <table:table-cell table:number-columns-repeated="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formula="of:=RAND()" office:value-type="float" office:value="0.854867287607462" calcext:value-type="float">
            <text:p>0.8548672876</text:p>
          </table:table-cell>
          <table:table-cell table:style-name="ce1" office:value-type="float" office:value="45.3" calcext:value-type="float">
            <text:p>45.3</text:p>
          </table:table-cell>
          <table:table-cell table:style-name="ce1" table:formula="of:=[.$D$64]-[.C74]" office:value-type="float" office:value="44.7" calcext:value-type="float">
            <text:p>44.7</text:p>
          </table:table-cell>
          <table:table-cell table:formula="of:=[.A74]+[.B74]" office:value-type="float" office:value="45.8548672876075" calcext:value-type="float">
            <text:p>45.8548672876</text:p>
          </table:table-cell>
          <table:table-cell/>
          <table:table-cell table:formula="of:=[.E74]-[.D74]" office:value-type="float" office:value="1.15486728760746" calcext:value-type="float">
            <text:p>1.154867287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4" office:value-type="string" calcext:value-type="string">
            <text:p>mean</text:p>
          </table:table-cell>
          <table:table-cell table:style-name="ce4" table:formula="of:=AVERAGE([.G65:.G74])" office:value-type="float" office:value="0.697516916337578" calcext:value-type="float">
            <text:p>0.6975169163</text:p>
          </table:table-cell>
          <table:table-cell table:style-name="ce4"/>
          <table:table-cell table:style-name="ce4" office:value-type="string" calcext:value-type="string">
            <text:p>Almost 1 degre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STD</text:p>
          </table:table-cell>
          <table:table-cell table:style-name="ce4" table:formula="of:=STDEV([.G65:.G74])" office:value-type="float" office:value="0.40005407940476" calcext:value-type="float">
            <text:p>0.4000540794</text:p>
          </table:table-cell>
          <table:table-cell table:style-name="ce4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4:44:57.686916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4:56:38.319996938</dc:date>
    <meta:editing-duration>PT16M39S</meta:editing-duration>
    <meta:editing-cycles>4</meta:editing-cycles>
    <meta:generator>LibreOffice/5.1.6.2$Linux_X86_64 LibreOffice_project/10m0$Build-2</meta:generator>
    <meta:document-statistic meta:table-count="1" meta:cell-count="2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cm" svg:y="0.316cm" chart:style-name="ch2">
          <text:p>Ground Truth and Pose Estimation</text:p>
        </chart:title>
        <chart:subtitle svg:x="5.906cm" svg:y="1.275cm" chart:style-name="ch3">
          <text:p>x-axis(2nd Experiment)</text:p>
        </chart:subtitle>
        <chart:legend chart:legend-position="end" svg:x="12.751cm" svg:y="3.952cm" style:legend-expansion="high" chart:style-name="ch4"/>
        <chart:plot-area chart:style-name="ch5" table:cell-range-address="transform_data.D1:transform_data.D9 transform_data.I1:transform_data.I9" chart:data-source-has-labels="row" svg:x="1.331cm" svg:y="2.138cm" svg:width="11.1cm" svg:height="5.701cm">
          <chartooo:coordinate-region svg:x="2.058cm" svg:y="2.338cm" svg:width="10.186cm" svg:height="4.854cm"/>
          <chart:axis chart:dimension="x" chart:name="primary-x" chart:style-name="ch6">
            <chart:title svg:x="5.355cm" svg:y="8.019cm" chart:style-name="ch7">
              <text:p>Steps (1 unit = 2 cm)</text:p>
            </chart:title>
            <chart:grid chart:style-name="ch8" chart:class="major"/>
          </chart:axis>
          <chart:axis chart:dimension="y" chart:name="primary-y" chart:style-name="ch6">
            <chart:title svg:x="0.451cm" svg:y="6.315cm" chart:style-name="ch9">
              <text:p>Displacement (m)</text:p>
            </chart:title>
            <chart:grid chart:style-name="ch8" chart:class="major"/>
          </chart:axis>
          <chart:series chart:style-name="ch10" chart:values-cell-range-address="transform_data.D1:transform_data.D9" loext:label-string="estimation" chart:class="chart:scatter">
            <chart:data-point chart:repeated="9"/>
          </chart:series>
          <chart:series chart:style-name="ch11" chart:values-cell-range-address="transform_data.I1:transform_data.I9" loext:label-string="ground_truth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</table:table-cell>
              <table:table-cell office:value-type="string">
                <text:p>ground_tru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8856471385677">
                <text:p>0.388856471385677</text:p>
                <draw:g>
                  <svg:desc>transform_data.D1:transform_data.D9</svg:desc>
                </draw:g>
              </table:table-cell>
              <table:table-cell office:value-type="float" office:value="0.38">
                <text:p>0.38</text:p>
                <draw:g>
                  <svg:desc>transform_data.I1:transform_data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883674572043">
                <text:p>0.408836745720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8196078792246">
                <text:p>0.42819607879224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363177573241">
                <text:p>0.44836317757324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8199444283328">
                <text:p>0.46819944428332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9993075252797">
                <text:p>0.48999307525279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8570948909957">
                <text:p>0.5085709489099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8529576794713">
                <text:p>0.52852957679471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9696084464472">
                <text:p>0.549696084464472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cm" svg:y="0.316cm" chart:style-name="ch2">
          <text:p>Ground Truth and Pose Estimation</text:p>
        </chart:title>
        <chart:subtitle svg:x="5.906cm" svg:y="1.275cm" chart:style-name="ch3">
          <text:p>y-axis(2nd Experiment)</text:p>
        </chart:subtitle>
        <chart:legend chart:legend-position="end" svg:x="12.751cm" svg:y="3.952cm" style:legend-expansion="high" chart:style-name="ch4"/>
        <chart:plot-area chart:style-name="ch5" table:cell-range-address="transform_data.E26:transform_data.E33 transform_data.I26:transform_data.I33" chart:data-source-has-labels="row" svg:x="1.331cm" svg:y="2.138cm" svg:width="11.1cm" svg:height="5.701cm">
          <chartooo:coordinate-region svg:x="2.243cm" svg:y="2.337cm" svg:width="10.094cm" svg:height="4.855cm"/>
          <chart:axis chart:dimension="x" chart:name="primary-x" chart:style-name="ch6">
            <chart:title svg:x="5.355cm" svg:y="8.019cm" chart:style-name="ch7">
              <text:p>Steps (1 unit = 2 cm)</text:p>
            </chart:title>
            <chart:grid chart:style-name="ch8" chart:class="major"/>
          </chart:axis>
          <chart:axis chart:dimension="y" chart:name="primary-y" chart:style-name="ch6">
            <chart:title svg:x="0.451cm" svg:y="6.315cm" chart:style-name="ch9">
              <text:p>Displacement (m)</text:p>
            </chart:title>
            <chart:grid chart:style-name="ch8" chart:class="major"/>
          </chart:axis>
          <chart:series chart:style-name="ch10" chart:values-cell-range-address="transform_data.E26:transform_data.E33" loext:label-string="estimation" chart:class="chart:scatter">
            <chart:data-point chart:repeated="8"/>
          </chart:series>
          <chart:series chart:style-name="ch11" chart:values-cell-range-address="transform_data.I26:transform_data.I33" loext:label-string="ground_truth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</table:table-cell>
              <table:table-cell office:value-type="string">
                <text:p>ground_tru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976770876352183">
                <text:p>0.0000976770876352183</text:p>
                <draw:g>
                  <svg:desc>transform_data.E26:transform_data.E33</svg:desc>
                </draw:g>
              </table:table-cell>
              <table:table-cell office:value-type="float" office:value="0">
                <text:p>0</text:p>
                <draw:g>
                  <svg:desc>transform_data.I26:transform_data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2406660832482">
                <text:p>0.020240666083248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0278567201648">
                <text:p>0.04002785672016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8312825860774">
                <text:p>0.060831282586077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0071247165489">
                <text:p>0.081007124716548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541829031456">
                <text:p>0.1005418290314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302278875114">
                <text:p>0.1213022788751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1141263083025">
                <text:p>0.141141263083025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cm" svg:y="0.316cm" chart:style-name="ch2">
          <text:p>Ground Truth and Pose Estimation</text:p>
        </chart:title>
        <chart:subtitle svg:x="5.562cm" svg:y="1.275cm" chart:style-name="ch3">
          <text:p>yaw angle(2nd Experiment)</text:p>
        </chart:subtitle>
        <chart:legend chart:legend-position="end" svg:x="12.751cm" svg:y="3.952cm" style:legend-expansion="high" chart:style-name="ch4"/>
        <chart:plot-area chart:style-name="ch5" table:cell-range-address="transform_data.D65:transform_data.E74" chart:data-source-has-labels="row" svg:x="1.331cm" svg:y="2.138cm" svg:width="11.1cm" svg:height="5.701cm">
          <chartooo:coordinate-region svg:x="1.952cm" svg:y="2.337cm" svg:width="10.106cm" svg:height="4.855cm"/>
          <chart:axis chart:dimension="x" chart:name="primary-x" chart:style-name="ch6">
            <chart:title svg:x="4.972cm" svg:y="8.019cm" chart:style-name="ch7">
              <text:p>Steps (1 unit ~ 5 degrees)</text:p>
            </chart:title>
            <chart:grid chart:style-name="ch8" chart:class="major"/>
          </chart:axis>
          <chart:axis chart:dimension="y" chart:name="primary-y" chart:style-name="ch6">
            <chart:title svg:x="0.451cm" svg:y="5.667cm" chart:style-name="ch9">
              <text:p>Degrees</text:p>
            </chart:title>
            <chart:grid chart:style-name="ch8" chart:class="major"/>
          </chart:axis>
          <chart:series chart:style-name="ch10" chart:values-cell-range-address="transform_data.E65:transform_data.E74" loext:label-string="estimation" chart:class="chart:scatter">
            <chart:data-point chart:repeated="10"/>
          </chart:series>
          <chart:series chart:style-name="ch11" chart:values-cell-range-address="transform_data.D65:transform_data.D74" loext:label-string="ground_truth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</table:table-cell>
              <table:table-cell office:value-type="string">
                <text:p>ground_tru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9161063123406">
                <text:p>90.9161063123406</text:p>
                <draw:g>
                  <svg:desc>transform_data.E65:transform_data.E74</svg:desc>
                </draw:g>
              </table:table-cell>
              <table:table-cell office:value-type="float" office:value="90">
                <text:p>90</text:p>
                <draw:g>
                  <svg:desc>transform_data.D65:transform_data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819921332966">
                <text:p>85.81992133296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0709910251953">
                <text:p>80.0709910251953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.5218071429982">
                <text:p>75.5218071429982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8930194367556">
                <text:p>70.89301943675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1985474322352">
                <text:p>65.1985474322352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6164273512044">
                <text:p>60.616427351204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9472701336808">
                <text:p>55.947270133680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5362117083921">
                <text:p>50.5362117083921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8548672876075">
                <text:p>45.8548672876075</text:p>
              </table:table-cell>
              <table:table-cell office:value-type="float" office:value="44.7">
                <text:p>44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